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pitch="variable"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start" style:justify-single-word="false"/>
      <style:text-properties officeooo:paragraph-rsid="00c98e22"/>
    </style:style>
    <style:style style:name="P14" style:family="paragraph" style:parent-style-name="Standard">
      <style:paragraph-properties fo:text-align="start" style:justify-single-word="false"/>
      <style:text-properties officeooo:paragraph-rsid="00cadade"/>
    </style:style>
    <style:style style:name="P15" style:family="paragraph" style:parent-style-name="Standard">
      <style:paragraph-properties fo:text-align="start" style:justify-single-word="false"/>
      <style:text-properties officeooo:paragraph-rsid="00cb9ab3"/>
    </style:style>
    <style:style style:name="P16" style:family="paragraph" style:parent-style-name="Standard">
      <style:paragraph-properties fo:text-align="start" style:justify-single-word="false"/>
      <style:text-properties officeooo:rsid="00cadade" officeooo:paragraph-rsid="00cadade"/>
    </style:style>
    <style:style style:name="P17" style:family="paragraph" style:parent-style-name="Standard">
      <style:paragraph-properties fo:text-align="start" style:justify-single-word="false"/>
      <style:text-properties officeooo:rsid="00cd2fab" officeooo:paragraph-rsid="00cd2fab"/>
    </style:style>
    <style:style style:name="P18"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20"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21"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22"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23"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5"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6"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7" style:family="text">
      <style:text-properties fo:font-weight="normal" style:font-weight-asian="normal" style:font-weight-complex="normal"/>
    </style:style>
    <style:style style:name="T8" style:family="text">
      <style:text-properties fo:font-weight="normal" officeooo:rsid="00d38eb1" style:font-weight-asian="normal" style:font-weight-complex="normal"/>
    </style:style>
    <style:style style:name="T9" style:family="text">
      <style:text-properties fo:font-weight="normal" officeooo:rsid="00d2fb36"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13"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14"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15"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0">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0">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0">"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8"/>
      <text:p text:style-name="P13"><text:span text:style-name="T13">I woke at seven, put on my shorts, my green Idaho Down shirt, packed my blue bag with phone, wallet, journal and cup, put on my hat, sprayed my rug with Febreze </text:span><text:span text:style-name="T14">air freshener, put on my Rainbows and walked out of the house. I walked downtown with a slight periodic pain in my left big toe.</text:span></text:p>
      <text:p text:style-name="P19"><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9"><text:s text:c="3"/>I read a few days’ worth of entries and showed Hannah the barista baby. She said, “Childcare is hard to find these days!” followed by a cry-laugh emoji.</text:p>
      <text:p text:style-name="P19"/>
      <text:p text:style-name="P20">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20"><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20"/>
      <text:p text:style-name="P21">. . .</text:p>
      <text:p text:style-name="P21"/>
      <text:p text:style-name="P20"><text:soft-page-break/>As I was leaving the park to get another coffee, I was stopped in my tracks by a table full of beautiful journals.</text:p>
      <text:p text:style-name="P20"><text:s text:c="3"/>“You can look at them if you want.”</text:p>
      <text:p text:style-name="P20"><text:s text:c="3"/>“Do you do these yourself??”</text:p>
      <text:p text:style-name="P20"><text:s text:c="3"/>“Yes, everything.”</text:p>
      <text:p text:style-name="P20"><text:s text:c="3"/>I explained to Sara what I was trying to do and though she was distracted, she was supportive. I think I am being called to bookbinding.</text:p>
      <text:p text:style-name="P20"><text:s text:c="3"/>I sat outside AVL Club while realizing the feeling of an impending new hobby when Squid came outside and asked how things were going. I talked to him and he was so encouraging, even put the idea in my head of making my own paper.</text:p>
      <text:p text:style-name="P20"><text:s text:c="3"/>He made me a free latte and we talked briefly about the keyboard hobby. Sierra was there too, but we hardly said a word to each other.</text:p>
      <text:p text:style-name="P20"><text:s text:c="3"/>I left, decided I might swing by Staples to see what odd-sized paper they had, then realized as I was passing Earth Guild that they would have all that kind of stuff.</text:p>
      <text:p text:style-name="P20"><text:s text:c="3"/>I saw that they don’t open til noon, sat outside the library and wrote in my journal.</text:p>
      <text:p text:style-name="P20"/>
      <text:p text:style-name="P21">. . .</text:p>
      <text:p text:style-name="P20"/>
      <text:p text:style-name="P16"><text:span text:style-name="T12">I walked around Staples and found nothing of interest. Cait texted me, saying, “</text:span><text:span text:style-name="T15">Our horrisope says we should practice more wabi Sabi”</text:span></text:p>
      <text:p text:style-name="P22"><text:s text:c="3"/>I said, “Haha nice I’m knee deep in it</text:p>
      <text:p text:style-name="P22"><text:s text:c="3"/>Idea of bookbinding hit me hard. I’m walking around Staples waiting for Earth Guild to open”</text:p>
      <text:p text:style-name="P23"><text:s text:c="3"/>“Omg yesss</text:p>
      <text:p text:style-name="P23"><text:s text:c="3"/>That’s is my absolute favorite”</text:p>
      <text:p text:style-name="P14"><text:soft-page-break/><text:span text:style-name="T15"><text:s text:c="3"/>I had texted Hannah saying, “</text:span><text:span text:style-name="T5">Met a bookbinder in the park today and am realizing this is gonna be an inescapable new hobby” and when I walked out of Stapes, she said, “Ooh!! Say more”</text:span></text:p>
      <text:p text:style-name="P24"><text:s text:c="3"/>I said, “Okay, you asked for it.”</text:p>
      <text:p text:style-name="P14"><text:span text:style-name="T5"><text:s text:c="3"/></text:span><text:span text:style-name="T6">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15"><text:soft-page-break/><text:span text:style-name="T3"><text:s text:c="3"/>All this bc I walked downtown to try out bronner’s shaving soap from FBF</text:span><text:span text:style-name="T4">C</text:span></text:p>
      <text:p text:style-name="P15"><text:span text:style-name="T4"><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17"><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17"><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4"><text:span text:style-name="T7"/></text:p>
      <text:p text:style-name="P35"><text:span text:style-name="T7">I woke at 11 to a text from Sunny saying she would be in town on Monday. I went downstairs and made a coffee. Erica asked how my experiments had gone, and, when I said failures all around, she was very shocked and wanted to know more. “I don’t even remember,” I said.</text:span></text:p>
      <text:p text:style-name="P35"><text:span text:style-name="T7"><text:s text:c="3"/>“You don’t remember??”</text:span></text:p>
      <text:p text:style-name="P35"><text:span text:style-name="T7"><text:s text:c="3"/>I said, “Eh, I’ll show them to you later.”</text:span></text:p>
      <text:p text:style-name="P35"><text:span text:style-name="T7"><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7">waters, so I went upstairs to grab one, cleaned up the last of my trash from the night before, took down all the experiments, </text:span><text:span text:style-name="T8">my phone, </text:span><text:span text:style-name="T7">a lighter, my empty coffee cup and a hop water. </text:span><text:span text:style-name="T8">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35"><text:span text:style-name="T8"><text:s text:c="3"/>I sat down and wrote in my journal.</text:span></text:p>
      <text:p text:style-name="P35"><text:span text:style-name="T8"/></text:p>
      <text:p text:style-name="P35"><text:span text:style-name="T7">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span></text:p>
      <text:p text:style-name="P35"><text:span text:style-name="T7"><text:s text:c="3"/>I would have probably continued experimenting if I hadn’t used up a whole roll last night, but the thought of having to refill </text:span><text:span text:style-name="T8">the printer </text:span><text:span text:style-name="T7">restrained me a bit. </text:span></text:p>
      <text:p text:style-name="P36"><text:span text:style-name="T9"><text:s text:c="3"/></text:span><text:span text:style-name="T7">It’s official then:</text:span></text:p>
      <text:p text:style-name="P36"><text:span text:style-name="T7"><text:s text:c="3"/>The pink journal is retired</text:span></text:p>
      <text:p text:style-name="P36"><text:span text:style-name="T7"><text:s text:c="3"/>The naked Moleskin will live on for 30 more pages</text:span></text:p>
      <text:p text:style-name="P36"><text:span text:style-name="T7"><text:s text:c="3"/>I will continue to think about what comes next</text:span></text:p>
      <text:p text:style-name="P36"><text:span text:style-name="T7"><text:s text:c="3"/>What comes next may, in fact, have to be bare printed pages held together by a paper clip. Don’t think I wouldn’t put it past me. </text:span></text:p>
      <text:p text:style-name="P36"><text:span text:style-name="T7"/></text:p>
      <text:p text:style-name="P37"><text:span text:style-name="T7">. . .</text:span></text:p>
      <text:p text:style-name="P37"><text:span text:style-name="T7"/></text:p>
      <text:p text:style-name="P37"><text:span text:style-name="T7"/></text:p>
      <text:p text:style-name="P36"><text:soft-page-break/><text:span text:style-name="T7">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span></text:p>
      <text:p text:style-name="P36"><text:span text:style-name="T7"><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span></text:p>
      <text:p text:style-name="P36"><text:span text:style-name="T7"><text:s text:c="3"/>I sorted through some old journals and was VERY surprised with the amount of content inside them. Then, I read a chapter of the Katherine May book, a surprising meditation chapter, read some of my journal and typed on my Chromebook for the first time in a couple days.</text:span></text:p>
      <text:p text:style-name="P36"><text:span text:style-name="T7"/></text:p>
      <text:p text:style-name="P36"><text:span text:style-name="T7">I will continue to assess while the end of this journal is being written. Maybe being a proper bookbinder is not the direction I am headed, but for now, I have created at least one thing I am happy with, and didn't waste TOO much paper doing it.</text:span></text:p>
      <text:p text:style-name="P36"><text:span text:style-name="T7"><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span></text:p>
      <text:p text:style-name="P36"><text:soft-page-break/><text:span text:style-name="T7"/></text:p>
      <text:p text:style-name="P37"><text:span text:style-name="T7">. . .</text:span></text:p>
      <text:p text:style-name="P37"><text:span text:style-name="T7"/></text:p>
      <text:p text:style-name="P38"><text:span text:style-name="T7">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span></text:p>
      <text:p text:style-name="P38"><text:span text:style-name="T7"><text:s text:c="3"/>I decided I would drive to Aldi for peas, grapes and Cheez-Its, but, as I was passing the Brew Pump, I noticed a pizza truck I’d never tried. The pies were 12”, which sounded big enough, so I ordered </text:span><text:span text:style-name="T11">The Beef</text:span><text:span text:style-name="T7">, which was $19. I said hello to my usual friends, bought a 24-ounce Coke and waited on my food while listening to Grant, Travis, Adam, Casey and Lenny.</text:span></text:p>
      <text:p text:style-name="P38"><text:span text:style-name="T7"><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span></text:p>
      <text:p text:style-name="P38"><text:span text:style-name="T7"><text:s text:c="3"/>I said, “You might,” skeptically, and her tune changed.</text:span></text:p>
      <text:p text:style-name="P38"><text:span text:style-name="T7"><text:s text:c="3"/>“It’s just food,” she sai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7T17:38:27.065543387</dc:date>
    <meta:editing-duration>P4DT5H23M55S</meta:editing-duration>
    <meta:editing-cycles>153</meta:editing-cycles>
    <meta:generator>LibreOffice/7.3.7.2$Linux_X86_64 LibreOffice_project/30$Build-2</meta:generator>
    <meta:print-date>2024-07-07T13:19:18.373471198</meta:print-date>
    <meta:document-statistic meta:table-count="0" meta:image-count="0" meta:object-count="0" meta:page-count="156" meta:paragraph-count="1157" meta:word-count="40090" meta:character-count="209122" meta:non-whitespace-character-count="168420"/>
  </office:meta>
</office:document-meta>
</file>